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15398B1FF03886962D8.png" manifest:media-type="image/png"/>
  <manifest:file-entry manifest:full-path="Pictures/100000000000072C000006595E212C3939FC81C8.png" manifest:media-type="image/png"/>
  <manifest:file-entry manifest:full-path="Pictures/100000000000024700000168171CA495D918ED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74cm, 1.29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Изображение1" text:anchor-type="char" svg:x="0.21cm" svg:y="-0.238cm" svg:width="16.947cm" svg:height="7.414cm" draw:z-index="0"><draw:image xlink:href="Pictures/10000000000003230000015398B1FF03886962D8.png" xlink:type="simple" xlink:show="embed" xlink:actuate="onLoad" draw:mime-type="image/png"/></draw:frame><draw:frame draw:style-name="fr2" draw:name="Изображение2" text:anchor-type="char" svg:x="0.176cm" svg:y="7.174cm" svg:width="17cm" svg:height="15.046cm" draw:z-index="1"><draw:image xlink:href="Pictures/100000000000072C000006595E212C3939FC81C8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width="15.425cm" svg:height="9.525cm" draw:z-index="2"><draw:image xlink:href="Pictures/100000000000024700000168171CA495D918ED4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21:55:33.052000000</dc:date>
    <meta:editing-duration>PT27M36S</meta:editing-duration>
    <meta:editing-cycles>4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1" meta:word-count="0" meta:character-count="1" meta:non-whitespace-character-count="0"/>
  </office:meta>
</office:document-meta>
</file>